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ol</text:p>
      <text:p text:style-name="P1"/>
      <text:p text:style-name="P1"><text:s text:c="3"/>Let's create a hypothetical scenario. From the upstairs bedroom, you walk down to the kitchen and open <text:s/>the refrigerator. <text:s/>From the fridge, there is a large and tasty looking cookie, and a glass of milk smiling at you. The obvious thing happens, you eat the cookie and drink the milk. <text:s/>This makes you sleepy you go back to bed.</text:p>
      <text:p text:style-name="P1"/>
      <text:p text:style-name="P1"><text:s text:c="4"/>In hypothetical scenario, the next morning you wake up a little groggy. You go downstairs only to find <text:s/>cookie crumbles and an empty glass of milk on the kitchen counter. Then you suddenly realize: how can I expect to control anybody else, if I cannot control myself?</text:p>
      <text:p text:style-name="P1"/>
      <text:p text:style-name="P1"><text:s text:c="3"/>This leads to a very serious set of directives. The most obvious one, that if you cannot control yourself, how do you expect to control others. The directives derived go on and on <text:s/>… <text:s/>to constricting spoken language. One has to be very careful about <text:s/>constructs that involve the word 'must' and 'should' <text:s/>that targets a second or third person. (like: 'you should') <text:s/>Every time you hear somebody using these constructs, it is wrong. If you cannot control yourself, how do you expect to control others?</text:p>
      <text:p text:style-name="P1"/>
      <text:p text:style-name="P1"><text:s text:c="2"/>When you see or hear somebody using this kind of language, you can be assured that it is a person with no power, <text:s/>no trust and no responsibility. <text:s/>Because anyone who thinks they can approach the universe with that kind of a control, misses the fundamental nature of the universe as well as the nature of human interaction. Even powerful dictators cannot assume this kind of control in the long term.</text:p>
      <text:p text:style-name="P1"/>
      <text:p text:style-name="P1"><text:s text:c="3"/>I am sure that you recall or recognize people around you who use this control language on a regular basis. You can compare notes here and mentally confirm this observation. <text:s/>But there is more. <text:s/>Not only is this construct wrong in grammar and pronunciation, <text:s/>the construct is also wrong in thought. <text:s/>Anyone whose universe is dependent on that kind of a control is bound to get out of hand, because this level of control can only exist temporarily. </text:p>
      <text:p text:style-name="P1"/>
      <text:p text:style-name="P1"><text:s text:c="3"/>Another directive derived from this observation points to a rule, that exists in the opposite vector direction. <text:s/>The more power one has, <text:s/>the more gentle one has to be in using that power. <text:s/>There are historical records of leaders who use this principle so strikingly that they exist as the greatest of mankind. <text:s/>And there are also historical facts that show the opposite, confirming power can only exist with the gentle and humble person, or it will evaporate quickly, <text:s/>allowing it to only exist temporarily.</text:p>
      <text:p text:style-name="P1"/>
      <text:p text:style-name="P2"><text:s text:c="3"/>That is why, it is not up to our leaders to tell us what to do, <text:s/>it is up to us to tell the leaders what we desire. If a leader fails to observe our wishes, that leader is no longer a leader and <text:s/>will be treated as such. Remember, the leader exists with the agreement of the people he / she leads. Without the people, without the people to lead, no leader exists.</text:p>
      <text:p text:style-name="P2"/>
      <text:p text:style-name="P1"><text:s text:c="3"/>In conclusion, <text:s/>you probably are astounded that we arrived to describe mankind's greatest leaders from a glass of milk and a cooki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17:38:54.49</meta:creation-date>
    <dc:date>2016-02-04T20:55:15.12</dc:date>
    <dc:creator>Peter Glen</dc:creator>
    <meta:editing-duration>PT1H9M</meta:editing-duration>
    <meta:editing-cycles>49</meta:editing-cycles>
    <meta:generator>OpenOffice/4.1.1$Win32 OpenOffice.org_project/411m6$Build-9775</meta:generator>
    <meta:document-statistic meta:table-count="0" meta:image-count="0" meta:object-count="0" meta:page-count="1" meta:paragraph-count="9" meta:word-count="523" meta:character-count="2974"/>
  </office:meta>
</office:document-meta>
</file>